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4mm"/>
    </style:style>
    <style:style style:name="co2" style:family="table-column">
      <style:table-column-properties fo:break-before="auto" style:column-width="54.27mm"/>
    </style:style>
    <style:style style:name="co3" style:family="table-column">
      <style:table-column-properties fo:break-before="auto" style:column-width="43.11mm"/>
    </style:style>
    <style:style style:name="co4" style:family="table-column">
      <style:table-column-properties fo:break-before="auto" style:column-width="37.94mm"/>
    </style:style>
    <style:style style:name="co5" style:family="table-column">
      <style:table-column-properties fo:break-before="auto" style:column-width="42.5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_E1" table:style-name="ta1">
        <table:shapes>
          <draw:frame draw:z-index="0" draw:style-name="gr1" draw:text-style-name="P1" svg:width="155.58mm" svg:height="92.44mm" svg:x="230.77mm" svg:y="1.06mm">
            <draw:object draw:notify-on-update-of-ranges="resultados_E1.A2:resultados_E1.A7 resultados_E1.C1:resultados_E1.C1 resultados_E1.C2:resultados_E1.C7 resultados_E1.D1:resultados_E1.D1 resultados_E1.D2:resultados_E1.D7 resultados_E1.E1:resultados_E1.E1 resultados_E1.E2:resultados_E1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amanho_matriz</text:p>
          </table:table-cell>
          <table:table-cell office:value-type="string" calcext:value-type="string">
            <text:p>elementos_por_thread_processo</text:p>
          </table:table-cell>
          <table:table-cell office:value-type="string" calcext:value-type="string">
            <text:p>tempo_medio_sequencial</text:p>
          </table:table-cell>
          <table:table-cell office:value-type="string" calcext:value-type="string">
            <text:p>tempo_medio_threads</text:p>
          </table:table-cell>
          <table:table-cell office:value-type="string" calcext:value-type="string">
            <text:p>tempo_medio_processo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00" calcext:value-type="float">
            <text:p>20000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0000" calcext:value-type="float">
            <text:p>80000</text:p>
          </table:table-cell>
          <table:table-cell office:value-type="float" office:value="1534" calcext:value-type="float">
            <text:p>1534</text:p>
          </table:table-cell>
          <table:table-cell office:value-type="float" office:value="319" calcext:value-type="float">
            <text:p>31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17571" calcext:value-type="float">
            <text:p>17571</text:p>
          </table:table-cell>
          <table:table-cell office:value-type="float" office:value="3909" calcext:value-type="float">
            <text:p>3909</text:p>
          </table:table-cell>
          <table:table-cell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280000" calcext:value-type="float">
            <text:p>1280000</text:p>
          </table:table-cell>
          <table:table-cell office:value-type="float" office:value="161873" calcext:value-type="float">
            <text:p>161873</text:p>
          </table:table-cell>
          <table:table-cell office:value-type="float" office:value="36007" calcext:value-type="float">
            <text:p>36007</text:p>
          </table:table-cell>
          <table:table-cell office:value-type="float" office:value="37938" calcext:value-type="float">
            <text:p>379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17:36:19.31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5T17:37:23.554000000</dc:date>
    <meta:editing-duration>PT3M29S</meta:editing-duration>
    <meta:editing-cycles>2</meta:editing-cycles>
    <meta:generator>LibreOffice/6.2.8.2$Windows_X86_64 LibreOffice_project/f82ddfca21ebc1e222a662a32b25c0c9d20169ee</meta:generator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59cm" svg:height="9.245cm" xlink:href=".." xlink:type="simple" chart:class="chart:line" chart:style-name="ch1">
        <chart:title svg:x="1.822cm" svg:y="0.32cm" chart:style-name="ch2">
          <text:p>Tempo de processamento em função do tamanho da matriz</text:p>
        </chart:title>
        <chart:subtitle svg:x="1.385cm" svg:y="1.283cm" chart:style-name="ch3">
          <text:p>Para versões sequencial, paralela com threads e paralela com processos</text:p>
        </chart:subtitle>
        <chart:legend chart:legend-position="end" svg:x="10.326cm" svg:y="3.825cm" style:legend-expansion="high" chart:style-name="ch4"/>
        <chart:plot-area chart:style-name="ch5" table:cell-range-address="resultados_E1.A2:resultados_E1.A7 resultados_E1.C1:resultados_E1.E7" chart:data-source-has-labels="both" svg:x="1.322cm" svg:y="2.15cm" svg:width="8.693cm" svg:height="5.93cm">
          <chartooo:coordinate-region svg:x="2.499cm" svg:y="2.349cm" svg:width="6.959cm" svg:height="5.084cm"/>
          <chart:axis chart:dimension="x" chart:name="primary-x" chart:style-name="ch6" chartooo:axis-type="auto">
            <chartooo:date-scale/>
            <chart:title svg:x="4.222cm" svg:y="8.264cm" chart:style-name="ch7">
              <text:p>Tamanho da matriz</text:p>
            </chart:title>
            <chart:categories table:cell-range-address="resultados_E1.A2:resultados_E1.A7"/>
          </chart:axis>
          <chart:axis chart:dimension="y" chart:name="primary-y" chart:style-name="ch6">
            <chart:title svg:x="0.451cm" svg:y="7.024cm" chart:style-name="ch8">
              <text:p>Tempo em milissegundos</text:p>
            </chart:title>
            <chart:grid chart:style-name="ch9" chart:class="major"/>
          </chart:axis>
          <chart:series chart:style-name="ch10" chart:values-cell-range-address="resultados_E1.C2:resultados_E1.C7" chart:label-cell-address="resultados_E1.C1:resultados_E1.C1" chart:class="chart:line">
            <chart:data-point chart:repeated="6"/>
          </chart:series>
          <chart:series chart:style-name="ch11" chart:values-cell-range-address="resultados_E1.D2:resultados_E1.D7" chart:label-cell-address="resultados_E1.D1:resultados_E1.D1" chart:class="chart:line">
            <chart:data-point chart:repeated="6"/>
          </chart:series>
          <chart:series chart:style-name="ch12" chart:values-cell-range-address="resultados_E1.E2:resultados_E1.E7" chart:label-cell-address="resultados_E1.E1:resultados_E1.E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_medio_sequencial</text:p>
                <draw:g>
                  <svg:desc>resultados_E1.C1:resultados_E1.C1</svg:desc>
                </draw:g>
              </table:table-cell>
              <table:table-cell office:value-type="string">
                <text:p>tempo_medio_threads</text:p>
                <draw:g>
                  <svg:desc>resultados_E1.D1:resultados_E1.D1</svg:desc>
                </draw:g>
              </table:table-cell>
              <table:table-cell office:value-type="string">
                <text:p>tempo_medio_processos</text:p>
                <draw:g>
                  <svg:desc>resultados_E1.E1:resultados_E1.E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resultados_E1.A2:resultados_E1.A7</svg:desc>
                </draw:g>
              </table:table-cell>
              <table:table-cell office:value-type="float" office:value="3">
                <text:p>3</text:p>
                <draw:g>
                  <svg:desc>resultados_E1.C2:resultados_E1.C7</svg:desc>
                </draw:g>
              </table:table-cell>
              <table:table-cell office:value-type="float" office:value="0">
                <text:p>0</text:p>
                <draw:g>
                  <svg:desc>resultados_E1.D2:resultados_E1.D7</svg:desc>
                </draw:g>
              </table:table-cell>
              <table:table-cell office:value-type="float" office:value="0">
                <text:p>0</text:p>
                <draw:g>
                  <svg:desc>resultados_E1.E2:resultados_E1.E7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91">
                <text:p>191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534">
                <text:p>1534</text:p>
              </table:table-cell>
              <table:table-cell office:value-type="float" office:value="319">
                <text:p>319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7571">
                <text:p>17571</text:p>
              </table:table-cell>
              <table:table-cell office:value-type="float" office:value="3909">
                <text:p>3909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61873">
                <text:p>161873</text:p>
              </table:table-cell>
              <table:table-cell office:value-type="float" office:value="36007">
                <text:p>36007</text:p>
              </table:table-cell>
              <table:table-cell office:value-type="float" office:value="37938">
                <text:p>379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